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1ad33e" style:font-weight-asian="bold" style:font-weight-complex="bold"/>
    </style:style>
    <style:style style:name="P2" style:family="paragraph" style:parent-style-name="Table_20_Contents">
      <style:text-properties officeooo:paragraph-rsid="001ad33e"/>
    </style:style>
    <style:style style:name="P3" style:family="paragraph" style:parent-style-name="Table_20_Contents">
      <style:text-properties officeooo:rsid="001bdef1" officeooo:paragraph-rsid="001ad33e"/>
    </style:style>
    <style:style style:name="P4" style:family="paragraph" style:parent-style-name="Text_20_body">
      <style:paragraph-properties fo:text-align="center" style:justify-single-word="false"/>
      <style:text-properties officeooo:paragraph-rsid="001ad33e"/>
    </style:style>
    <style:style style:name="P5" style:family="paragraph" style:parent-style-name="Azione_20_sistema">
      <style:text-properties officeooo:rsid="000ad213" officeooo:paragraph-rsid="001ad33e"/>
    </style:style>
    <style:style style:name="P6" style:family="paragraph" style:parent-style-name="Table_20_Contents">
      <style:text-properties officeooo:rsid="001ad33e" officeooo:paragraph-rsid="001ad33e"/>
    </style:style>
    <style:style style:name="P7" style:family="paragraph" style:parent-style-name="Table_20_Contents">
      <style:text-properties officeooo:rsid="00098bf2" officeooo:paragraph-rsid="001ad33e"/>
    </style:style>
    <style:style style:name="P8" style:family="paragraph" style:parent-style-name="Standard" style:list-style-name="L1">
      <style:text-properties officeooo:paragraph-rsid="001ad33e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1b3d9e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>
      <style:text-properties officeooo:paragraph-rsid="001ad33e"/>
    </style:style>
    <style:style style:name="P11" style:family="paragraph" style:parent-style-name="Azione_20_attore">
      <style:text-properties officeooo:rsid="000ad213" officeooo:paragraph-rsid="001ad33e"/>
    </style:style>
    <style:style style:name="T1" style:family="text">
      <style:text-properties officeooo:rsid="00098bf2"/>
    </style:style>
    <style:style style:name="T2" style:family="text">
      <style:text-properties officeooo:rsid="0011615f"/>
    </style:style>
    <style:style style:name="T3" style:family="text">
      <style:text-properties fo:font-weight="normal" officeooo:rsid="001ad33e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168535"/>
    </style:style>
    <style:style style:name="T7" style:family="text">
      <style:text-properties officeooo:rsid="000d8292"/>
    </style:style>
    <style:style style:name="T8" style:family="text">
      <style:text-properties officeooo:rsid="000a0e29"/>
    </style:style>
    <style:style style:name="T9" style:family="text">
      <style:text-properties officeooo:rsid="001ad33e"/>
    </style:style>
    <style:style style:name="T10" style:family="text">
      <style:text-properties officeooo:rsid="001ee7e5"/>
    </style:style>
    <style:style style:name="T11" style:family="text">
      <style:text-properties officeooo:rsid="000425b2"/>
    </style:style>
    <style:style style:name="T12" style:family="text">
      <style:text-properties officeooo:rsid="001b3d9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 Storico Pagam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3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4">L'utente accede al sistema e viene riconosciuto come </text:span><text:span text:style-name="T3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479778" text:style-name="Numerazione_20_UC">
              <text:list-item text:start-value="1">
                <text:p text:style-name="P10"><text:span text:style-name="T4">L' utente accede </text:span><text:span text:style-name="T5">alla sezione </text:span><text:span text:style-name="T1">“</text:span><text:span text:style-name="T9">Visualizza Storico Pagamenti</text:span><text:span text:style-name="T1">”</text:span></text:p>
                <text:p text:style-name="P5"/>
              </text:list-item>
              <text:list-item>
                <text:p text:style-name="P5">Il sistema mostra <text:span text:style-name="T6">la lista </text:span><text:span text:style-name="T9">di tutti i pagamenti effettuati insieme alla data</text:span><text:span text:style-name="T1">.</text:span></text:p>
                <text:p text:style-name="P11"/>
              </text:list-item>
              <text:list-item>
                <text:p text:style-name="P11">L<text:span text:style-name="T7">'</text:span>utente <text:span text:style-name="T9">prende visione dei pagamenti effettuati</text:span><text:span text:style-name="T1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Genitore ha visualizzato correttamente la lista dei pagamenti effettua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490528" text:style-name="L1">
              <text:list-item>
                <text:p text:style-name="P8">Nel caso di un errore utente, il sistema mostra all’utente un messaggio di errore che <text:span text:style-name="T5">ne indica la causa.</text:span></text:p>
              </text:list-item>
              <text:list-item>
                <text:p text:style-name="P8"><text:span text:style-name="T1">Il sistema offre la possibilità di ordinare gli utenti per “</text:span><text:span text:style-name="T9">Data”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9">Il Genitore</text:span><text:span text:style-name="T8"> deve poter visualizzare l'elenco degli iscritti entro 20 secondi dalla richiesta.</text:span></text:p>
          </table:table-cell>
        </table:table-row>
      </table:table>
      <text:p text:style-name="P9">UC <text:span text:style-name="T12">18</text:span>: <text:span text:style-name="T12">il genitore visualizza lo storico di tutti i pagamenti effettua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45:16.37</meta:creation-date>
    <dc:date>2012-10-24T19:35:05.12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0" meta:word-count="131" meta:character-count="854" meta:non-whitespace-character-count="748"/>
  </office:meta>
</office:document-meta>
</file>